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3"><text:span text:style-name="T1"><text:s text:c="109"/>{{{++limit+providertraining+trainingprovider+name}}} <text:s text:c="38"/></text:span><text:span text:style-name="T4">{{{nisn_umber+id_num}}}</text:span></text:p>
            <text:p text:style-name="P4"><text:s text:c="74"/><text:span text:style-name="T8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1"><text:span text:style-name="T5"><text:s text:c="62"/></text:span><text:span text:style-name="T6"><text:s text:c="2"/>Medicine</text:span><text:span text:style-name="T2">,</text:span><text:span text:style-name="T6"> Pead., Comm. Nurs., Pharm <text:s text:c="57"/></text:span><text:span text:style-name="T3">{{{exam_grade_paper_i+name}}}</text:span></text:p>
            <text:p text:style-name="P6"><text:s text:c="56"/>Surgery, Gynae., Midwifery, Mental Health, Mgt. <text:s text:c="40"/><text:span text:style-name="T7">{{{exam_grade_paper_ii+name}}}</text:span></text:p>
            <text:p text:style-name="P6"><text:s text:c="56"/>Practicals and Oral <text:s text:c="89"/><text:span text:style-name="T7">{{{exam_grade_paper_iii+name}}}</text:span></text:p>
            <text:p text:style-name="P6"><text:s text:c="56"/>Research <text:s text:c="105"/><text:span text:style-name="T7">{{{exam_grade_paper_iv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4-08-29T12:34:10</dc:date>
    <dc:creator>HRIS </dc:creator>
    <meta:editing-duration>PT7H6M17S</meta:editing-duration>
    <meta:editing-cycles>96</meta:editing-cycles>
    <meta:generator>LibreOffice/3.5$Linux_x86 LibreOffice_project/350m1$Build-2</meta:generator>
    <meta:document-statistic meta:table-count="1" meta:image-count="0" meta:object-count="0" meta:page-count="1" meta:paragraph-count="10" meta:word-count="39" meta:character-count="1585" meta:non-whitespace-character-count="544"/>
  </office:meta>
</office:document-meta>
</file>